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ddf" officeooo:paragraph-rsid="0010bdd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0bddf" officeooo:paragraph-rsid="0010bddf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1826de" officeooo:rsid="001161aa" officeooo:paragraph-rsid="001161aa"/>
    </style:style>
    <style:style style:name="P4" style:family="paragraph" style:parent-style-name="Standard">
      <style:text-properties fo:color="#1826de" officeooo:rsid="00135b64" officeooo:paragraph-rsid="00135b64"/>
    </style:style>
    <style:style style:name="P5" style:family="paragraph" style:parent-style-name="Standard">
      <style:text-properties fo:color="#000000" officeooo:rsid="00135b64" officeooo:paragraph-rsid="00135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 Páctico: Implantación de ERP</text:p>
      <text:p text:style-name="P1"/>
      <text:p text:style-name="P1"/>
      <text:p text:style-name="P1"/>
      <text:p text:style-name="P1">Empresa a la que se le implanta:</text:p>
      <text:p text:style-name="P1"/>
      <text:p text:style-name="P3">Se le implentará el ERP a la empresa Marketers Group. És una empresa de dedicada al marketing digital, que proporciona a otras empresas soluciones digitales, tales como; desarrollo de páginas web, SEO, SEM, Social media marketing, entre otros. Al proporcionar soluciones digitales, la empresa trabaja a nivel mundial, teniendo, actualmente, la mayoría de su actividad en países de habla hispana.</text:p>
      <text:p text:style-name="P3"/>
      <text:p text:style-name="P3"/>
      <text:p text:style-name="P5">Necesidades a cubrir:</text:p>
      <text:p text:style-name="P4"/>
      <text:p text:style-name="P4">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20:36:02.144873997</meta:creation-date>
    <dc:date>2020-10-13T21:04:35.772441458</dc:date>
    <meta:editing-duration>PT18M2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5" meta:word-count="76" meta:character-count="482" meta:non-whitespace-character-count="411"/>
  </office:meta>
</office:document-meta>
</file>